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150000001010FAB8ACF.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189000000D30556DE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1" style:family="paragraph" style:parent-style-name="Text_20_body">
      <style:paragraph-properties fo:margin-left="2.3cm" fo:margin-right="2.3cm" fo:text-indent="0cm" style:auto-text-indent="false"/>
    </style:style>
    <style:style style:name="P32" style:family="paragraph" style:parent-style-name="Text_20_body">
      <style:paragraph-properties fo:margin-left="2.3cm" fo:margin-right="2.3cm" fo:text-indent="0cm" style:auto-text-indent="false" style:writing-mode="lr-tb"/>
    </style:style>
    <style:style style:name="P33" style:family="paragraph" style:parent-style-name="Text_20_body">
      <style:paragraph-properties fo:margin-left="2.799cm" fo:margin-right="2.3cm" fo:text-indent="-0.499cm" style:auto-text-indent="false">
        <style:tab-stops/>
      </style:paragraph-properties>
    </style:style>
    <style:style style:name="P34" style:family="paragraph" style:parent-style-name="Command_20_Line">
      <style:paragraph-properties fo:margin-left="3.184cm" fo:margin-right="0cm" fo:text-indent="0cm" style:auto-text-indent="false"/>
    </style:style>
    <style:style style:name="P35" style:family="paragraph" style:parent-style-name="Source_20_File">
      <style:paragraph-properties fo:margin-left="3.507cm" fo:margin-right="0cm" fo:text-indent="0cm" style:auto-text-indent="false"/>
    </style:style>
    <style:style style:name="P36" style:family="paragraph" style:parent-style-name="Source_20_File_20_End">
      <style:paragraph-properties fo:margin-left="3.528cm" fo:margin-right="0cm" fo:text-indent="0cm" style:auto-text-indent="false"/>
    </style:style>
    <style:style style:name="P37" style:family="paragraph" style:parent-style-name="Source_20_File_20_Start">
      <style:paragraph-properties fo:margin-left="3.528cm" fo:margin-right="0cm" fo:text-indent="0cm" style:auto-text-indent="false"/>
    </style:style>
    <style:style style:name="P38"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15.002cm" style:type="right" style:leader-style="dotted" style:leader-text="."/>
        </style:tab-stops>
      </style:paragraph-properties>
    </style:style>
    <style:style style:name="P40" style:family="paragraph" style:parent-style-name="Contents_20_2">
      <style:paragraph-properties>
        <style:tab-stops>
          <style:tab-stop style:position="15.002cm" style:type="right" style:leader-style="dotted" style:leader-text="."/>
        </style:tab-stops>
      </style:paragraph-properties>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Textformatvorlage" style:master-page-name="First_20_Page">
      <style:paragraph-properties style:page-number="auto"/>
    </style:style>
    <style:style style:name="P43" style:family="paragraph" style:parent-style-name="Standard" style:master-page-name="Table_20_of_20_Contents">
      <style:paragraph-properties style:page-number="1"/>
    </style:style>
    <style:style style:name="P44" style:family="paragraph" style:parent-style-name="Heading_20_3">
      <style:text-properties fo:language="fi" fo:country="FI"/>
    </style:style>
    <style:style style:name="P45" style:family="paragraph" style:parent-style-name="Heading_20_3">
      <style:text-properties fo:language="fi" fo:country="FI" fo:font-weight="bold" style:font-weight-asian="bold" style:font-weight-complex="bold"/>
    </style:style>
    <style:style style:name="P46" style:family="paragraph" style:parent-style-name="Heading_20_3">
      <style:text-properties fo:font-weight="normal" style:font-weight-asian="normal" style:font-weight-complex="normal"/>
    </style:style>
    <style:style style:name="P47" style:family="paragraph" style:parent-style-name="Heading_20_1" style:master-page-name="Standard">
      <style:paragraph-properties style:page-number="1"/>
    </style:style>
    <style:style style:name="P48" style:family="paragraph" style:parent-style-name="Heading_20_2">
      <style:text-properties fo:font-weight="normal" style:font-weight-asian="normal" style:font-weight-complex="normal"/>
    </style:style>
    <style:style style:name="P49" style:family="paragraph" style:parent-style-name="Heading_20_2">
      <style:paragraph-properties style:writing-mode="lr-tb"/>
    </style:style>
    <style:style style:name="P50" style:family="paragraph" style:parent-style-name="List_20_1">
      <style:text-properties fo:language="en" fo:country="US" style:language-complex="ar" style:country-complex="SA"/>
    </style:style>
    <style:style style:name="P51" style:family="paragraph" style:parent-style-name="List_20_1">
      <style:text-properties fo:font-weight="normal" style:font-weight-asian="normal" style:font-weight-complex="normal"/>
    </style:style>
    <style:style style:name="P52" style:family="paragraph" style:parent-style-name="List_20_1">
      <style:paragraph-properties style:writing-mode="lr-tb"/>
    </style:style>
    <style:style style:name="P53" style:family="paragraph" style:parent-style-name="List_20_1" style:master-page-name="">
      <style:paragraph-properties style:page-number="auto" fo:keep-with-next="always"/>
    </style:style>
    <style:style style:name="P54" style:family="paragraph" style:parent-style-name="List_20_1" style:list-style-name="WW8Num24">
      <style:paragraph-properties fo:margin-left="3.3cm" fo:margin-right="0cm" fo:text-indent="-1cm" style:auto-text-indent="false"/>
    </style:style>
    <style:style style:name="P55" style:family="paragraph" style:parent-style-name="Numbering_20_1">
      <style:paragraph-properties style:writing-mode="lr-tb"/>
    </style:style>
    <style:style style:name="P56" style:family="paragraph" style:parent-style-name="Numbering_20_1" style:list-style-name="Numbering_20_1">
      <style:paragraph-properties fo:margin-left="3.5cm" fo:margin-right="0cm" fo:text-indent="-0.499cm" style:auto-text-indent="false" style:writing-mode="lr-tb"/>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font-name="HelveticaRounded LT Std Bd1" fo:font-weight="normal" style:font-weight-asian="normal" style:font-weight-complex="normal"/>
    </style:style>
    <style:style style:name="T1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2</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2"/>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0-12-16T15:52:04.58">2010-12-16</text:date>.</text:p>
      <text:p text:style-name="P33">Published by:<text:line-break/>Oy IT Mill Ltd<text:line-break/>Ruukinkatu 2-4<text:line-break/>20540 Turku<text:line-break/>Finland</text:p>
      <text:p text:style-name="P31">Copyright <text:date style:data-style-name="N106" text:date-value="2010-12-16T15:52:04.58">2010</text:date> Oy IT Mill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IT Mill products do not apply to Vaadin TestBench.</text:p>
      <text:p text:style-name="P4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text:soft-page-break/>3.6.3. Recording AssertText: assertText<text:tab/>20</text:p>
          <text:p text:style-name="P41">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7"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8"><draw:image xlink:href="../img/tt-workflow-hi.png" xlink:type="simple" xlink:show="embed" xlink:actuate="onLoad"/></draw:frame></text:p>
      <text:p text:style-name="P7">The main features are:</text:p>
      <text:list xml:id="list35619691"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2">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9" text:outline-level="2"><text:soft-page-break/>TestBench Components</text:h>
      <text:p text:style-name="P18">The main components of Vaadin TestBench are:</text:p>
      <text:list xml:id="list1907093243" text:style-name="WW8Num24">
        <text:list-item>
          <text:p text:style-name="P53">Vaadin TestBench Recorder</text:p>
        </text:list-item>
        <text:list-item>
          <text:p text:style-name="P53">Vaadin TestBench Library</text:p>
        </text:list-item>
        <text:list-item>
          <text:p text:style-name="P53">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5638661" text:continue-list="list35619691"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text:soft-page-break/>A basic Vaadin TestBench environment consists of:</text:p>
      <text:list xml:id="list35634464"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2">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9" text:outline-level="2">Requirements</text:h>
      <text:h text:style-name="Heading_20_3" text:outline-level="3">Requirements for Vaadin TestBench Recorder</text:h>
      <text:p text:style-name="P7">For recording and playback with Vaadin TestBench Recorder:</text:p>
      <text:list xml:id="list35645351" text:continue-numbering="true" text:style-name="WW8Num24">
        <text:list-item>
          <text:p text:style-name="P50">Mozilla Firefox 3.x</text:p>
        </text:list-item>
      </text:list>
      <text:h text:style-name="Heading_20_3" text:outline-level="3">Requirements for Automated Testing</text:h>
      <text:p text:style-name="Text_20_body">For running tests:</text:p>
      <text:list xml:id="list35630333"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5634028" text:continue-list="list35638661"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35630392"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5624776" text:continue-list="list35630333"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35624638"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35629980" text:continue-numbering="true" text:style-name="WW8Num24">
        <text:list-item>
          <text:p text:style-name="List_20_1">Vaadin TestBench Grid Hub service</text:p>
        </text:list-item>
        <text:list-item>
          <text:p text:style-name="P52">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98</dc:date><text:p text:style-name="P57"><text:span text:style-name="T17">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35636502"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9"><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5622581" text:continue-numbering="true" text:style-name="Numbering_20_1">
        <text:list-item>
          <text:p text:style-name="P55">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35630608" text:continue-list="list35622581"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5630348" text:continue-list="list35630608" text:style-name="Numbering_20_1">
        <text:list-item text:start-value="1">
          <text:p text:style-name="Numbering_20_1">Open a terminal window and change to <text:span text:style-name="Filename">grid/hub/</text:span> under the installation directory</text:p>
        </text:list-item>
        <text:list-item>
          <text:p text:style-name="P55">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2.0</text:user-defined>/grid/hub<text:line-break/>$ sh hub.sh</text:p>
      <text:list xml:id="list35632160"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5">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35651901" text:continue-list="list35630392"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35645343"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5630425" text:continue-list="list35632160"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2.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5621818" text:continue-list="list35645343"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5640162" text:continue-list="list35630425" text:style-name="Numbering_20_1">
        <text:list-item text:start-value="1">
          <text:p text:style-name="P55">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text:soft-page-break/>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35635141" text:continue-list="list35640162"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5">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5">&lt;property name="browsers" value="*firefox"/&gt;</text:p>
      <text:list xml:id="list35630460" text:continue-numbering="true" text:style-name="Numbering_20_1">
        <text:list-header>
          <text:p text:style-name="P56">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5624168" text:continue-list="list35630460"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text:soft-page-break/>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35631470" text:continue-list="list35621818"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5649084"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9"><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5643550" text:continue-list="list35624168"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5">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10"><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40"><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1"><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42"><draw:image xlink:href="Pictures/1000000000000189000000D30556DE55.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5626824" text:continue-list="list35649084"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3"><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44"><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7">You can use the <text:span text:style-name="T6"><draw:frame draw:style-name="fr5" draw:name="grafiikka5" text:anchor-type="as-char" svg:width="2.17cm" svg:height="0.556cm" draw:z-index="45"><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46"><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5631462"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text:soft-page-break/>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4" text:outline-level="3">Recording ToolTips: <text:span text:style-name="Parameter">showTooltip</text:span></text:h>
      <text:p text:style-name="P7">Clicking <draw:frame draw:style-name="fr5" draw:name="grafiikka3" text:anchor-type="as-char" svg:width="0.582cm" svg:height="0.609cm" draw:z-index="47"><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5" text:outline-level="3">Recording AssertText: <text:span text:style-name="Parameter">assertText</text:span></text:h>
      <text:p text:style-name="Text_20_body">Clicking <draw:frame draw:style-name="fr5" draw:name="graphics12" text:anchor-type="as-char" svg:width="0.582cm" svg:height="0.609cm" draw:z-index="48"><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5"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6">Handling a confirmation box</text:span></text:span><text:span text:style-name="Parameter">: expectDialog</text:span></text:h>
      <text:p text:style-name="Text_20_body">The commands expectDialog + assertCommand are needed when a click event opens up a Confirmation dialog. </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9"><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7.128cm" svg:height="2.438cm" draw:z-index="50"><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5650208" text:continue-list="list35643550"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5627873" text:continue-list="list35631462"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5640102" text:continue-numbering="true" text:style-name="WW8Num24">
        <text:list-item>
          <text:p text:style-name="List_20_1"><text:span text:style-name="Filename">vaadin-testbench-</text:span><text:span text:style-name="Filename"><text:user-defined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2.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5643453"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4"><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6"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6"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5640449" text:continue-numbering="true" text:style-name="WW8Num24">
        <text:list-item>
          <text:p text:style-name="P51">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6"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07</dc:date><text:p text:style-name="P57"><text:span text:style-name="T17">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8"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6"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51"><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5623713" text:continue-numbering="true" text:style-name="WW8Num24">
        <text:list-item>
          <text:p text:style-name="P51">Using dual screen can cause trouble.</text:p>
        </text:list-item>
      </text:list>
      <text:h text:style-name="P46"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h text:style-name="P46"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2"><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53"><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6" text:outline-level="3"><text:soft-page-break/>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2</text:page-number> / <text:reference-ref text:reference-format="page" text:ref-name="Last_Page">32</text:reference-ref></text:p>
      </style:header>
      <style:header-left>
        <text:p text:style-name="MP2"><text:page-number text:select-page="current">32</text:page-number> / <text:reference-ref text:reference-format="page" text:ref-name="Last_Page">32</text:reference-ref></text:p>
      </style:header-left>
      <style:footer>
        <text:p text:style-name="Header_20__26__20_Footer"><draw:frame draw:style-name="Mfr1" draw:name="grafiikka10" text:anchor-type="char" svg:x="8.311cm" svg:y="0.014cm" svg:width="7.5cm" svg:height="0.84cm" draw:z-index="13"><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31"><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19</meta:editing-cycles>
    <meta:editing-duration>PT105H15M24S</meta:editing-duration>
    <meta:generator>OpenOffice.org/3.2$Win32 OpenOffice.org_project/320m12$Build-9483</meta:generator>
    <meta:print-date>2010-04-19T14:43:36</meta:print-date>
    <meta:keyword>Vaadin</meta:keyword>
    <meta:keyword>regression testing</meta:keyword>
    <dc:subject>Vaadin TestBench</dc:subject>
    <dc:date>2010-12-16T15:52:04.43</dc:date>
    <dc:creator>Mikael Grankvist</dc:creator>
    <meta:document-statistic meta:table-count="7" meta:image-count="27" meta:object-count="0" meta:page-count="36" meta:paragraph-count="726" meta:word-count="8021" meta:character-count="52697"/>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